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toreInstanceCrypto.getTrus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KeystoreInstanceCrypto( KeystoreManager keystoreManager ,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getCertificateChain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storeInstanceCrypto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KeystoreInstanceCrypto( KeystoreInstance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getCertificate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KeystoreInstanceCryp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storeInstanceCrypto.getPrivateKey( String alias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setKeystore( KeystoreInstance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nstanceCrypto.getCertificateAlias( Certificate c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